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uartzJobStoreTX.getDeleg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QuartzJobStoreTX.QuartzJobStoreTX( Logger logger , ServiceManager manager ,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